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 Medium" svg:font-family="'Libre Franklin Medium'" style:font-pitch="variable"/>
    <style:font-face style:name="Libre Franklin SemiBold" svg:font-family="'Libre Franklin SemiBold'" style:font-pitch="variable"/>
    <style:font-face style:name="Libre Franklin SemiBold1" svg:font-family="'Libre Franklin SemiBold'" style:font-adornments="SemiBold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style:font-name="Libre Franklin Medium" fo:font-size="10pt" fo:language="es" fo:country="ES" officeooo:paragraph-rsid="0018319f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Libre Franklin Medium" fo:font-size="12pt" fo:language="es" fo:country="ES" style:font-size-asian="10.5pt" style:font-size-complex="12pt"/>
    </style:style>
    <style:style style:name="P3" style:family="paragraph" style:parent-style-name="Standard">
      <style:text-properties fo:color="#ff0000" loext:opacity="100%" style:font-name="Libre Franklin Medium" fo:font-size="10pt" fo:language="es" fo:country="ES" officeooo:paragraph-rsid="0017ae78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text-transform="uppercase" fo:color="#ff0000" loext:opacity="100%" style:font-name="Libre Franklin SemiBold" fo:language="es" fo:country="ES" fo:font-weight="normal" officeooo:rsid="0026c7df" officeooo:paragraph-rsid="0026c7df" style:font-weight-asian="normal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Libre Franklin SemiBold" fo:font-size="10pt" fo:language="es" fo:country="ES" officeooo:rsid="0026c7df" officeooo:paragraph-rsid="0026c7df" style:font-size-asian="10pt" style:font-size-complex="10pt"/>
    </style:style>
    <style:style style:name="P6" style:family="paragraph" style:parent-style-name="Standard">
      <style:text-properties style:font-name="Libre Franklin Medium" fo:language="es" fo:country="ES"/>
    </style:style>
    <style:style style:name="P7" style:family="paragraph" style:parent-style-name="Standard">
      <style:text-properties style:font-name="Libre Franklin Medium" fo:language="es" fo:country="ES" officeooo:paragraph-rsid="0026c7df"/>
    </style:style>
    <style:style style:name="P8" style:family="paragraph" style:parent-style-name="Standard">
      <style:text-properties style:font-name="Libre Franklin Medium" fo:font-size="10pt" fo:language="es" fo:country="ES" officeooo:paragraph-rsid="0026c7df" style:font-size-asian="10pt" style:font-size-complex="10pt"/>
    </style:style>
    <style:style style:name="P9" style:family="paragraph" style:parent-style-name="Standard">
      <style:text-properties fo:color="#ff0000" loext:opacity="100%" style:font-name="Libre Franklin Medium" fo:font-size="10pt" fo:language="es" fo:country="ES" officeooo:paragraph-rsid="0026c7df" style:font-size-asian="10pt" style:font-size-complex="10pt"/>
    </style:style>
    <style:style style:name="P10" style:family="paragraph" style:parent-style-name="Standard">
      <style:text-properties fo:color="#ff0000" loext:opacity="100%" style:font-name="Libre Franklin Medium" fo:font-size="10pt" fo:language="es" fo:country="ES" officeooo:paragraph-rsid="0026f4b9" style:font-size-asian="10pt" style:font-size-complex="10pt"/>
    </style:style>
    <style:style style:name="P11" style:family="paragraph" style:parent-style-name="Standard">
      <style:text-properties style:font-name="Libre Franklin SemiBold1" fo:language="es" fo:country="ES" officeooo:paragraph-rsid="0026c7df"/>
    </style:style>
    <style:style style:name="P12" style:family="paragraph" style:parent-style-name="Standard">
      <style:text-properties style:font-name="Libre Franklin SemiBold1" fo:language="es" fo:country="ES" officeooo:paragraph-rsid="0018319f"/>
    </style:style>
    <style:style style:name="T1" style:family="text">
      <style:text-properties officeooo:rsid="0017ae78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officeooo:rsid="0026c7df"/>
    </style:style>
    <style:style style:name="T4" style:family="text">
      <style:text-properties fo:color="#ff0000" loext:opacity="100%" officeooo:rsid="0026f4b9"/>
    </style:style>
    <style:style style:name="T5" style:family="text">
      <style:text-properties style:font-name="Libre Franklin SemiBold" officeooo:rsid="0026c7df"/>
    </style:style>
    <style:style style:name="T6" style:family="text">
      <style:text-properties officeooo:rsid="0026c7df"/>
    </style:style>
    <style:style style:name="T7" style:family="text">
      <style:text-properties officeooo:rsid="0026f4b9"/>
    </style:style>
    <style:style style:name="T8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lma de cristo</text:p>
      <text:p text:style-name="P5">Oración de San Ignacio de Loyola</text:p>
      <text:p text:style-name="P2"/>
      <text:p text:style-name="P3"><text:tab/><text:span text:style-name="T6">Re</text:span> <text:s text:c="17"/><text:span text:style-name="T6">Sim</text:span> <text:s text:c="8"/><text:span text:style-name="T6">Sol</text:span> <text:s text:c="12"/><text:span text:style-name="T6">La</text:span> <text:s text:c="5"/><text:span text:style-name="T6">Re <text:s text:c="5"/>La</text:span></text:p>
      <text:p text:style-name="P12"><text:span text:style-name="T1"><text:tab/></text:span><text:span text:style-name="T6">Alma de Cristo, <text:s text:c="6"/>santifícame,</text:span></text:p>
      <text:p text:style-name="P1"><text:tab/><text:span text:style-name="T2"> <text:s text:c="28"/></text:span><text:span text:style-name="T3">Sim</text:span><text:span text:style-name="T2"> <text:s text:c="8"/></text:span><text:span text:style-name="T3">Sol</text:span><text:span text:style-name="T2"> <text:s text:c="16"/></text:span><text:span text:style-name="T3">Re</text:span></text:p>
      <text:p text:style-name="P12"><text:tab/><text:span text:style-name="T6">cuerpo de Cristo, <text:s text:c="7"/>sálvame,</text:span></text:p>
      <text:p text:style-name="P3"><text:tab/> <text:s text:c="45"/><text:span text:style-name="T6">La</text:span> <text:s text:c="25"/><text:span text:style-name="T6">Sim <text:s text:c="2"/>La <text:s text:c="2"/>Sol</text:span></text:p>
      <text:p text:style-name="P12"><text:tab/><text:span text:style-name="T6">sangre de Cristo, <text:s text:c="5"/>embriágame,</text:span></text:p>
      <text:p text:style-name="P1"><text:tab/><text:span text:style-name="T2"> <text:s text:c="56"/></text:span><text:span text:style-name="T3">Re</text:span><text:span text:style-name="T2"> <text:s text:c="9"/></text:span><text:span text:style-name="T3">La <text:s text:c="6"/>Re</text:span></text:p>
      <text:p text:style-name="P12"><text:tab/><text:span text:style-name="T6">agua del costado de Cristo, lávame</text:span>.</text:p>
      <text:p text:style-name="P6"/>
      <text:p text:style-name="P9"><text:tab/><text:span text:style-name="T7">Mim</text:span> <text:s text:c="19"/><text:span text:style-name="T7">Re</text:span> <text:s text:c="9"/><text:span text:style-name="T7">Mim</text:span> <text:s text:c="24"/><text:span text:style-name="T7">Re</text:span></text:p>
      <text:p text:style-name="P11"><text:span text:style-name="T1"><text:tab/></text:span><text:span text:style-name="T6">Pasión de Cristo, <text:s text:c="9"/>confórtame.</text:span></text:p>
      <text:p text:style-name="P8"><text:tab/><text:span text:style-name="T2"> </text:span><text:span text:style-name="T4">Mim</text:span><text:span text:style-name="T2"> <text:s text:c="23"/></text:span><text:span text:style-name="T4">Re</text:span><text:span text:style-name="T2"> <text:s text:c="2"/></text:span><text:span text:style-name="T4">Mim</text:span><text:span text:style-name="T2"> <text:s text:c="11"/></text:span><text:span text:style-name="T4">Re7</text:span></text:p>
      <text:p text:style-name="P11"><text:tab/><text:span text:style-name="T6">¡Oh, buen Jesús! <text:s text:c="9"/>Óyeme,</text:span></text:p>
      <text:p text:style-name="P9"><text:tab/> <text:s text:c="6"/><text:span text:style-name="T7">Sol</text:span> <text:s text:c="27"/><text:span text:style-name="T7">Re <text:s text:c="12"/>La <text:s text:c="23"/>Sim</text:span></text:p>
      <text:p text:style-name="P7"><text:tab/><text:span text:style-name="T5">Y dentro de tus llagas, <text:s text:c="6"/>escóndeme,</text:span></text:p>
      <text:p text:style-name="P8"><text:tab/><text:span text:style-name="T4">La</text:span><text:span text:style-name="T2"> <text:s text:c="10"/></text:span><text:span text:style-name="T4">Sol</text:span><text:span text:style-name="T2"> <text:s text:c="34"/></text:span><text:span text:style-name="T4">Re <text:s text:c="15"/>La</text:span></text:p>
      <text:p text:style-name="P11"><text:tab/><text:span text:style-name="T6">no permitas que me aparte de ti</text:span>.</text:p>
      <text:p text:style-name="P7"/>
      <text:p text:style-name="P9"><text:tab/><text:span text:style-name="T7">Mim</text:span> <text:s text:c="10"/><text:span text:style-name="T7">Re</text:span> <text:s text:c="8"/><text:span text:style-name="T7">Mim</text:span> <text:s text:c="25"/><text:span text:style-name="T7">Re <text:s text:c="5"/>Mim</text:span></text:p>
      <text:p text:style-name="P11"><text:span text:style-name="T1"><text:tab/></text:span><text:span text:style-name="T6">Del enemigo, <text:s text:c="9"/>defiéndeme,</text:span></text:p>
      <text:p text:style-name="P8"><text:tab/><text:span text:style-name="T2"> <text:s text:c="47"/></text:span><text:span text:style-name="T4">Re</text:span><text:span text:style-name="T2"> <text:s text:c="10"/></text:span><text:span text:style-name="T4">Mim</text:span><text:span text:style-name="T2"> <text:s text:c="15"/></text:span><text:span text:style-name="T4">Re <text:s text:c="5"/>Re7</text:span></text:p>
      <text:p text:style-name="P11"><text:tab/><text:span text:style-name="T6">en la hora de mi muerte, <text:s text:c="9"/>llámame,</text:span></text:p>
      <text:p text:style-name="P9"><text:tab/> <text:s text:c="6"/><text:span text:style-name="T7">Sol</text:span> <text:s text:c="26"/><text:span text:style-name="T7">Re</text:span></text:p>
      <text:p text:style-name="P7"><text:tab/><text:span text:style-name="T5">y mándame ir a ti,</text:span></text:p>
      <text:p text:style-name="P8"><text:tab/> <text:span text:style-name="T4">L</text:span><text:span text:style-name="T2">a <text:s text:c="26"/>S</text:span><text:span text:style-name="T4">im <text:s text:c="20"/>Sol</text:span></text:p>
      <text:p text:style-name="P11"><text:tab/><text:span text:style-name="T6">para con tus santos te alabe</text:span></text:p>
      <text:p text:style-name="P10"><text:tab/> <text:s text:c="19"/><text:span text:style-name="T7">Sol</text:span> <text:s text:c="25"/><text:span text:style-name="T7">La</text:span></text:p>
      <text:p text:style-name="P11"><text:tab/><text:span text:style-name="T6">por los siglos de los siglos.</text:span></text:p>
      <text:p text:style-name="P11"/>
      <text:p text:style-name="P10"><text:tab/> <text:s text:c="3"/><text:span text:style-name="T7">Sol/Re</text:span></text:p>
      <text:p text:style-name="P11"><text:tab/><text:span text:style-name="T6">Amén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 Medium" svg:font-family="'Libre Franklin Medium'" style:font-pitch="variable"/>
    <style:font-face style:name="Libre Franklin SemiBold" svg:font-family="'Libre Franklin SemiBold'" style:font-pitch="variable"/>
    <style:font-face style:name="Libre Franklin SemiBold1" svg:font-family="'Libre Franklin SemiBold'" style:font-adornments="SemiBold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NI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1.0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7T14:53:30.118416061</meta:creation-date>
    <dc:date>2023-01-19T19:33:43.666777192</dc:date>
    <meta:editing-duration>PT47M18S</meta:editing-duration>
    <meta:editing-cycles>9</meta:editing-cycles>
    <meta:generator>LibreOffice/7.4.3.2$Linux_X86_64 LibreOffice_project/40$Build-2</meta:generator>
    <meta:document-statistic meta:table-count="0" meta:image-count="0" meta:object-count="0" meta:page-count="1" meta:paragraph-count="30" meta:word-count="125" meta:character-count="1386" meta:non-whitespace-character-count="484"/>
  </office:meta>
</office:document-meta>
</file>